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Classifier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chier</text:p>
          </table:table-cell>
          <table:table-cell table:style-name="ce2" office:value-type="string" calcext:value-type="string">
            <text:p>Détecté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00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8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0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1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2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3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4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5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6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7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8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9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0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1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2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3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4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5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6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7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8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9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1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2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3.jpg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4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5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1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2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3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4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5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6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7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8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4:.C38])" office:value-type="float" office:value="2" calcext:value-type="float">
            <text:p>2</text:p>
          </table:table-cell>
          <table:table-cell office:value-type="string" calcext:value-type="string">
            <text:p>Sur 23</text:p>
          </table:table-cell>
        </table:table-row>
      </table:table>
      <table:table table:name="Classifier2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chier</text:p>
          </table:table-cell>
          <table:table-cell table:style-name="ce2" office:value-type="string" calcext:value-type="string">
            <text:p>Détecté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00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8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0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1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2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3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4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5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196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7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8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199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0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1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2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3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4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5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6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7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ePos98.jp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ePos99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1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2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3.jp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4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etest5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1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2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3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4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5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6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7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mmier8.jpg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4:.C38])" office:value-type="float" office:value="7" calcext:value-type="float">
            <text:p>7</text:p>
          </table:table-cell>
          <table:table-cell office:value-type="string" calcext:value-type="string">
            <text:p>Sur 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Chatelais</meta:initial-creator>
    <meta:creation-date>2016-04-20T16:14:39.800163311</meta:creation-date>
    <dc:date>2016-04-20T16:43:52.307333328</dc:date>
    <dc:creator>Julien Chatelais</dc:creator>
    <meta:editing-duration>PT27M46S</meta:editing-duration>
    <meta:editing-cycles>9</meta:editing-cycles>
    <meta:generator>LibreOffice/4.2.8.2$Linux_X86_64 LibreOffice_project/420m0$Build-2</meta:generator>
    <meta:document-statistic meta:table-count="2" meta:cell-count="126" meta:object-count="0"/>
  </office:meta>
</office:document-meta>
</file>